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cb0f1" officeooo:paragraph-rsid="001cb0f1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officeooo:rsid="001cb0f1" officeooo:paragraph-rsid="001cb0f1" style:font-weight-asian="bold" style:font-weight-complex="bold"/>
    </style:style>
    <style:style style:name="P3" style:family="paragraph" style:parent-style-name="Preformatted_20_Text">
      <style:text-properties style:text-underline-style="none" fo:font-weight="normal" officeooo:rsid="001cb0f1" officeooo:paragraph-rsid="001cb0f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para aprender markdown: &lt;<text:a xlink:type="simple" xlink:href="https://www.markdownguide.org/getting-started/" text:style-name="Internet_20_link" text:visited-style-name="Visited_20_Internet_20_Link">https://www.markdownguide.org/getting-started/</text:a>&gt;</text:p>
      <text:p text:style-name="P1"/>
      <text:p text:style-name="P2">Git</text:p>
      <text:p text:style-name="P3"/>
      <text:p text:style-name="P3">GitBash é um terminal extendido para otimizar o uso do G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9-21T16:08:11.380000000</dc:date>
    <meta:editing-duration>PT3M26S</meta:editing-duration>
    <meta:editing-cycles>1</meta:editing-cycles>
    <meta:document-statistic meta:table-count="0" meta:image-count="0" meta:object-count="0" meta:page-count="1" meta:paragraph-count="3" meta:word-count="17" meta:character-count="139" meta:non-whitespace-character-count="125"/>
    <meta:generator>LibreOffice/6.4.4.2$Windows_X86_64 LibreOffice_project/3d775be2011f3886db32dfd395a6a6d1ca2630ff</meta:generator>
  </office:meta>
</office:document-meta>
</file>